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rong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3.35" calcext:value-type="float">
            <text:p>2623.3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43:43.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23.68" calcext:value-type="float">
            <text:p>2623.68</text:p>
          </table:table-cell>
          <table:table-cell office:value-type="string" calcext:value-type="string">
            <text:p>serial</text:p>
          </table:table-cell>
          <table:table-cell table:formula="of:=ROUND(([.B3]+[.B19]+[.B35])/3;2)" office:value-type="float" office:value="2624.7" calcext:value-type="float">
            <text:p>2624.7</text:p>
          </table:table-cell>
          <table:table-cell table:formula="of:=(MAX([.B3];[.B19];[.B35]) - MIN([.B3];[.B19];[.B35]) )/2" office:value-type="float" office:value="1.03500000000008" calcext:value-type="float">
            <text:p>1.03500000000008</text:p>
          </table:table-cell>
          <table:table-cell table:formula="of:=ROUND(([.C3]+[.C19]+[.C35])/3;2)" office:value-type="float" office:value="0.02" calcext:value-type="float">
            <text:p>0.02</text:p>
          </table:table-cell>
          <table:table-cell table:formula="of:=(MAX([.C3];[.C19];[.C35]) - MIN([.C3];[.C19];[.C35]) )/2" office:value-type="float" office:value="0.035" calcext:value-type="float">
            <text:p>0.035</text:p>
          </table:table-cell>
          <table:table-cell table:style-name="ce2" table:formula="of:=ROUND(([.G3]+[.G19]+[.G35])/3;2)" office:value-type="float" office:value="2624.97" calcext:value-type="float">
            <text:p>2624.97</text:p>
          </table:table-cell>
          <table:table-cell table:style-name="ce2" table:formula="of:=ROUND((MAX([.G3];[.G19];[.G35]) -  MIN([.G3];[.G19];[.G35])  )/2;2)" office:value-type="float" office:value="0.99" calcext:value-type="float">
            <text:p>0.99</text:p>
          </table:table-cell>
          <table:table-cell table:formula="of:=ROUND(([.E3]+[.E19]+[.E35])/3;2)" office:value-type="float" office:value="99" calcext:value-type="float">
            <text:p>99</text:p>
          </table:table-cell>
          <table:table-cell table:formula="of:=(MAX([.E3];[.E19];[.E35]) - MIN([.E3];[.E19];[.E35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0.98" calcext:value-type="float">
            <text:p>2630.98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<text:s/>43:50.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30.17" calcext:value-type="float">
            <text:p>2630.17</text:p>
          </table:table-cell>
          <table:table-cell office:value-type="float" office:value="1" calcext:value-type="float">
            <text:p>1</text:p>
          </table:table-cell>
          <table:table-cell table:formula="of:=ROUND(([.B4]+[.B20]+[.B36])/3;2)" office:value-type="float" office:value="2630.21" calcext:value-type="float">
            <text:p>2630.21</text:p>
          </table:table-cell>
          <table:table-cell table:formula="of:=(MAX([.B4];[.B20];[.B36]) - MIN([.B4];[.B20];[.B36]) )/2" office:value-type="float" office:value="0.940000000000055" calcext:value-type="float">
            <text:p>0.940000000000055</text:p>
          </table:table-cell>
          <table:table-cell table:formula="of:=ROUND(([.C4]+[.C20]+[.C36])/3;2)" office:value-type="float" office:value="1.91" calcext:value-type="float">
            <text:p>1.91</text:p>
          </table:table-cell>
          <table:table-cell table:formula="of:=(MAX([.C4];[.C20];[.C36]) - MIN([.C4];[.C20];[.C36]) )/2" office:value-type="float" office:value="1.315" calcext:value-type="float">
            <text:p>1.315</text:p>
          </table:table-cell>
          <table:table-cell table:style-name="ce2" table:formula="of:=ROUND(([.G4]+[.G20]+[.G36])/3;2)" office:value-type="float" office:value="2629.82" calcext:value-type="float">
            <text:p>2629.82</text:p>
          </table:table-cell>
          <table:table-cell table:style-name="ce2" table:formula="of:=ROUND((MAX([.G4];[.G20];[.G36]) -  MIN([.G4];[.G20];[.G36])  )/2;2)" office:value-type="float" office:value="0.3" calcext:value-type="float">
            <text:p>0.3</text:p>
          </table:table-cell>
          <table:table-cell table:formula="of:=ROUND(([.E4]+[.E20]+[.E36])/3;2)" office:value-type="float" office:value="99.67" calcext:value-type="float">
            <text:p>99.67</text:p>
          </table:table-cell>
          <table:table-cell table:formula="of:=(MAX([.E4];[.E20];[.E36]) - MIN([.E4];[.E20];[.E36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38.67" calcext:value-type="float">
            <text:p>2638.67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<text:s/>11:00.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660.4" calcext:value-type="float">
            <text:p>660.4</text:p>
          </table:table-cell>
          <table:table-cell office:value-type="float" office:value="4" calcext:value-type="float">
            <text:p>4</text:p>
          </table:table-cell>
          <table:table-cell table:formula="of:=ROUND(([.B5]+[.B21]+[.B37])/3;2)" office:value-type="float" office:value="2641.52" calcext:value-type="float">
            <text:p>2641.52</text:p>
          </table:table-cell>
          <table:table-cell table:formula="of:=(MAX([.B5];[.B21];[.B37]) - MIN([.B5];[.B21];[.B37]) )/2" office:value-type="float" office:value="6.54499999999985" calcext:value-type="float">
            <text:p>6.54499999999985</text:p>
          </table:table-cell>
          <table:table-cell table:formula="of:=ROUND(([.C5]+[.C21]+[.C37])/3;2)" office:value-type="float" office:value="3.09" calcext:value-type="float">
            <text:p>3.09</text:p>
          </table:table-cell>
          <table:table-cell table:formula="of:=(MAX([.C5];[.C21];[.C37]) - MIN([.C5];[.C21];[.C37]) )/2" office:value-type="float" office:value="0.01" calcext:value-type="float">
            <text:p>0.01</text:p>
          </table:table-cell>
          <table:table-cell table:style-name="ce2" table:formula="of:=ROUND(([.G5]+[.G21]+[.G37])/3;2)" office:value-type="float" office:value="660.79" calcext:value-type="float">
            <text:p>660.79</text:p>
          </table:table-cell>
          <table:table-cell table:style-name="ce2" table:formula="of:=ROUND((MAX([.G5];[.G21];[.G37]) -  MIN([.G5];[.G21];[.G37])  )/2;2)" office:value-type="float" office:value="1.88" calcext:value-type="float">
            <text:p>1.88</text:p>
          </table:table-cell>
          <table:table-cell table:formula="of:=ROUND(([.E5]+[.E21]+[.E37])/3;2)" office:value-type="float" office:value="400" calcext:value-type="float">
            <text:p>400</text:p>
          </table:table-cell>
          <table:table-cell table:formula="of:=(MAX([.E5];[.E21];[.E37]) - MIN([.E5];[.E21];[.E37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3.1" calcext:value-type="float">
            <text:p>2643.1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5:30.6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30.62" calcext:value-type="float">
            <text:p>330.62</text:p>
          </table:table-cell>
          <table:table-cell office:value-type="float" office:value="8" calcext:value-type="float">
            <text:p>8</text:p>
          </table:table-cell>
          <table:table-cell table:formula="of:=ROUND(([.B6]+[.B22]+[.B38])/3;2)" office:value-type="float" office:value="2644.6" calcext:value-type="float">
            <text:p>2644.6</text:p>
          </table:table-cell>
          <table:table-cell table:formula="of:=(MAX([.B6];[.B22];[.B38]) - MIN([.B6];[.B22];[.B38]) )/2" office:value-type="float" office:value="2.125" calcext:value-type="float">
            <text:p>2.125</text:p>
          </table:table-cell>
          <table:table-cell table:formula="of:=ROUND(([.C6]+[.C22]+[.C38])/3;2)" office:value-type="float" office:value="3.45" calcext:value-type="float">
            <text:p>3.45</text:p>
          </table:table-cell>
          <table:table-cell table:formula="of:=(MAX([.C6];[.C22];[.C38]) - MIN([.C6];[.C22];[.C38]) )/2" office:value-type="float" office:value="0.47" calcext:value-type="float">
            <text:p>0.47</text:p>
          </table:table-cell>
          <table:table-cell table:style-name="ce2" table:formula="of:=ROUND(([.G6]+[.G22]+[.G38])/3;2)" office:value-type="float" office:value="330.86" calcext:value-type="float">
            <text:p>330.86</text:p>
          </table:table-cell>
          <table:table-cell table:style-name="ce2" table:formula="of:=ROUND((MAX([.G6];[.G22];[.G38]) -  MIN([.G6];[.G22];[.G38])  )/2;2)" office:value-type="float" office:value="0.28" calcext:value-type="float">
            <text:p>0.28</text:p>
          </table:table-cell>
          <table:table-cell table:formula="of:=ROUND(([.E6]+[.E22]+[.E38])/3;2)" office:value-type="float" office:value="799.67" calcext:value-type="float">
            <text:p>799.67</text:p>
          </table:table-cell>
          <table:table-cell table:formula="of:=(MAX([.E6];[.E22];[.E38]) - MIN([.E6];[.E22];[.E38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45.21" calcext:value-type="float">
            <text:p>2645.2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s/>3:40.8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20.81" calcext:value-type="float">
            <text:p>220.81</text:p>
          </table:table-cell>
          <table:table-cell office:value-type="float" office:value="12" calcext:value-type="float">
            <text:p>12</text:p>
          </table:table-cell>
          <table:table-cell table:formula="of:=ROUND(([.B7]+[.B23]+[.B39])/3;2)" office:value-type="float" office:value="2661.22" calcext:value-type="float">
            <text:p>2661.22</text:p>
          </table:table-cell>
          <table:table-cell table:formula="of:=(MAX([.B7];[.B23];[.B39]) - MIN([.B7];[.B23];[.B39]) )/2" office:value-type="float" office:value="15.355" calcext:value-type="float">
            <text:p>15.355</text:p>
          </table:table-cell>
          <table:table-cell table:formula="of:=ROUND(([.C7]+[.C23]+[.C39])/3;2)" office:value-type="float" office:value="3.61" calcext:value-type="float">
            <text:p>3.61</text:p>
          </table:table-cell>
          <table:table-cell table:formula="of:=(MAX([.C7];[.C23];[.C39]) - MIN([.C7];[.C23];[.C39]) )/2" office:value-type="float" office:value="0.655" calcext:value-type="float">
            <text:p>0.655</text:p>
          </table:table-cell>
          <table:table-cell table:style-name="ce2" table:formula="of:=ROUND(([.G7]+[.G23]+[.G39])/3;2)" office:value-type="float" office:value="222.88" calcext:value-type="float">
            <text:p>222.88</text:p>
          </table:table-cell>
          <table:table-cell table:style-name="ce2" table:formula="of:=ROUND((MAX([.G7];[.G23];[.G39]) -  MIN([.G7];[.G23];[.G39])  )/2;2)" office:value-type="float" office:value="2.14" calcext:value-type="float">
            <text:p>2.14</text:p>
          </table:table-cell>
          <table:table-cell table:formula="of:=ROUND(([.E7]+[.E23]+[.E39])/3;2)" office:value-type="float" office:value="1195.33" calcext:value-type="float">
            <text:p>1195.33</text:p>
          </table:table-cell>
          <table:table-cell table:formula="of:=(MAX([.E7];[.E23];[.E39]) - MIN([.E7];[.E23];[.E39]) )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85.88" calcext:value-type="float">
            <text:p>2685.88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<text:s/>2:48.56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168.56" calcext:value-type="float">
            <text:p>168.56</text:p>
          </table:table-cell>
          <table:table-cell office:value-type="float" office:value="16" calcext:value-type="float">
            <text:p>16</text:p>
          </table:table-cell>
          <table:table-cell table:formula="of:=ROUND(([.B8]+[.B24]+[.B40])/3;2)" office:value-type="float" office:value="2691.49" calcext:value-type="float">
            <text:p>2691.49</text:p>
          </table:table-cell>
          <table:table-cell table:formula="of:=(MAX([.B8];[.B24];[.B40]) - MIN([.B8];[.B24];[.B40]) )/2" office:value-type="float" office:value="4.29999999999995" calcext:value-type="float">
            <text:p>4.29999999999995</text:p>
          </table:table-cell>
          <table:table-cell table:formula="of:=ROUND(([.C8]+[.C24]+[.C40])/3;2)" office:value-type="float" office:value="4.94" calcext:value-type="float">
            <text:p>4.94</text:p>
          </table:table-cell>
          <table:table-cell table:formula="of:=(MAX([.C8];[.C24];[.C40]) - MIN([.C8];[.C24];[.C40]) )/2" office:value-type="float" office:value="0.75" calcext:value-type="float">
            <text:p>0.75</text:p>
          </table:table-cell>
          <table:table-cell table:style-name="ce2" table:formula="of:=ROUND(([.G8]+[.G24]+[.G40])/3;2)" office:value-type="float" office:value="169.53" calcext:value-type="float">
            <text:p>169.53</text:p>
          </table:table-cell>
          <table:table-cell table:style-name="ce2" table:formula="of:=ROUND((MAX([.G8];[.G24];[.G40]) -  MIN([.G8];[.G24];[.G40])  )/2;2)" office:value-type="float" office:value="1.29" calcext:value-type="float">
            <text:p>1.29</text:p>
          </table:table-cell>
          <table:table-cell table:formula="of:=ROUND(([.E8]+[.E24]+[.E40])/3;2)" office:value-type="float" office:value="1589.67" calcext:value-type="float">
            <text:p>1589.67</text:p>
          </table:table-cell>
          <table:table-cell table:formula="of:=(MAX([.E8];[.E24];[.E40]) - MIN([.E8];[.E24];[.E40]) )/2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720.52" calcext:value-type="float">
            <text:p>2720.52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<text:s/>2:16.6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136.69" calcext:value-type="float">
            <text:p>136.69</text:p>
          </table:table-cell>
          <table:table-cell office:value-type="float" office:value="20" calcext:value-type="float">
            <text:p>20</text:p>
          </table:table-cell>
          <table:table-cell table:formula="of:=ROUND(([.B9]+[.B25]+[.B41])/3;2)" office:value-type="float" office:value="2789.39" calcext:value-type="float">
            <text:p>2789.39</text:p>
          </table:table-cell>
          <table:table-cell table:formula="of:=(MAX([.B9];[.B25];[.B41]) - MIN([.B9];[.B25];[.B41]) )/2" office:value-type="float" office:value="53.6099999999999" calcext:value-type="float">
            <text:p>53.6099999999999</text:p>
          </table:table-cell>
          <table:table-cell table:formula="of:=ROUND(([.C9]+[.C25]+[.C41])/3;2)" office:value-type="float" office:value="6.21" calcext:value-type="float">
            <text:p>6.21</text:p>
          </table:table-cell>
          <table:table-cell table:formula="of:=(MAX([.C9];[.C25];[.C41]) - MIN([.C9];[.C25];[.C41]) )/2" office:value-type="float" office:value="0.97" calcext:value-type="float">
            <text:p>0.97</text:p>
          </table:table-cell>
          <table:table-cell table:style-name="ce2" table:formula="of:=ROUND(([.G9]+[.G25]+[.G41])/3;2)" office:value-type="float" office:value="140.1" calcext:value-type="float">
            <text:p>140.1</text:p>
          </table:table-cell>
          <table:table-cell table:style-name="ce2" table:formula="of:=ROUND((MAX([.G9];[.G25];[.G41]) -  MIN([.G9];[.G25];[.G41])  )/2;2)" office:value-type="float" office:value="2.6" calcext:value-type="float">
            <text:p>2.6</text:p>
          </table:table-cell>
          <table:table-cell table:formula="of:=ROUND(([.E9]+[.E25]+[.E41])/3;2)" office:value-type="float" office:value="1995" calcext:value-type="float">
            <text:p>1995</text:p>
          </table:table-cell>
          <table:table-cell table:formula="of:=(MAX([.E9];[.E25];[.E41]) - MIN([.E9];[.E25];[.E41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907.58" calcext:value-type="float">
            <text:p>2907.58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<text:s/>2:04.57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124.57" calcext:value-type="float">
            <text:p>124.57</text:p>
          </table:table-cell>
          <table:table-cell office:value-type="float" office:value="24" calcext:value-type="float">
            <text:p>24</text:p>
          </table:table-cell>
          <table:table-cell table:formula="of:=ROUND(([.B10]+[.B26]+[.B42])/3;2)" office:value-type="float" office:value="2857.14" calcext:value-type="float">
            <text:p>2857.14</text:p>
          </table:table-cell>
          <table:table-cell table:formula="of:=(MAX([.B10];[.B26];[.B42]) - MIN([.B10];[.B26];[.B42]) )/2" office:value-type="float" office:value="79.5549999999998" calcext:value-type="float">
            <text:p>79.5549999999998</text:p>
          </table:table-cell>
          <table:table-cell table:formula="of:=ROUND(([.C10]+[.C26]+[.C42])/3;2)" office:value-type="float" office:value="7.18" calcext:value-type="float">
            <text:p>7.18</text:p>
          </table:table-cell>
          <table:table-cell table:formula="of:=(MAX([.C10];[.C26];[.C42]) - MIN([.C10];[.C26];[.C42]) )/2" office:value-type="float" office:value="0.815" calcext:value-type="float">
            <text:p>0.815</text:p>
          </table:table-cell>
          <table:table-cell table:style-name="ce2" table:formula="of:=ROUND(([.G10]+[.G26]+[.G42])/3;2)" office:value-type="float" office:value="121.52" calcext:value-type="float">
            <text:p>121.52</text:p>
          </table:table-cell>
          <table:table-cell table:style-name="ce2" table:formula="of:=ROUND((MAX([.G10];[.G26];[.G42]) -  MIN([.G10];[.G26];[.G42])  )/2;2)" office:value-type="float" office:value="4.67" calcext:value-type="float">
            <text:p>4.67</text:p>
          </table:table-cell>
          <table:table-cell table:formula="of:=ROUND(([.E10]+[.E26]+[.E42])/3;2)" office:value-type="float" office:value="2357.67" calcext:value-type="float">
            <text:p>2357.67</text:p>
          </table:table-cell>
          <table:table-cell table:formula="of:=(MAX([.E10];[.E26];[.E42]) - MIN([.E10];[.E26];[.E42]) )/2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2980.92" calcext:value-type="float">
            <text:p>2980.92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<text:s/>1:47.42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107.42" calcext:value-type="float">
            <text:p>107.42</text:p>
          </table:table-cell>
          <table:table-cell office:value-type="float" office:value="28" calcext:value-type="float">
            <text:p>28</text:p>
          </table:table-cell>
          <table:table-cell table:formula="of:=ROUND(([.B11]+[.B27]+[.B43])/3;2)" office:value-type="float" office:value="2994.59" calcext:value-type="float">
            <text:p>2994.59</text:p>
          </table:table-cell>
          <table:table-cell table:formula="of:=(MAX([.B11];[.B27];[.B43]) - MIN([.B11];[.B27];[.B43]) )/2" office:value-type="float" office:value="40.645" calcext:value-type="float">
            <text:p>40.645</text:p>
          </table:table-cell>
          <table:table-cell table:formula="of:=ROUND(([.C11]+[.C27]+[.C43])/3;2)" office:value-type="float" office:value="9.55" calcext:value-type="float">
            <text:p>9.55</text:p>
          </table:table-cell>
          <table:table-cell table:formula="of:=(MAX([.C11];[.C27];[.C43]) - MIN([.C11];[.C27];[.C43]) )/2" office:value-type="float" office:value="0.24" calcext:value-type="float">
            <text:p>0.24</text:p>
          </table:table-cell>
          <table:table-cell table:style-name="ce2" table:formula="of:=ROUND(([.G11]+[.G27]+[.G43])/3;2)" office:value-type="float" office:value="109.25" calcext:value-type="float">
            <text:p>109.25</text:p>
          </table:table-cell>
          <table:table-cell table:style-name="ce2" table:formula="of:=ROUND((MAX([.G11];[.G27];[.G43]) -  MIN([.G11];[.G27];[.G43])  )/2;2)" office:value-type="float" office:value="2.49" calcext:value-type="float">
            <text:p>2.49</text:p>
          </table:table-cell>
          <table:table-cell table:formula="of:=ROUND(([.E11]+[.E27]+[.E43])/3;2)" office:value-type="float" office:value="2749.67" calcext:value-type="float">
            <text:p>2749.67</text:p>
          </table:table-cell>
          <table:table-cell table:formula="of:=(MAX([.E11];[.E27];[.E43]) - MIN([.E11];[.E27];[.E43]) )/2"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69.75" calcext:value-type="float">
            <text:p>3069.7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<text:s/>1:37.11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97.11" calcext:value-type="float">
            <text:p>97.11</text:p>
          </table:table-cell>
          <table:table-cell office:value-type="float" office:value="32" calcext:value-type="float">
            <text:p>32</text:p>
          </table:table-cell>
          <table:table-cell table:formula="of:=ROUND(([.B12]+[.B28]+[.B44])/3;2)" office:value-type="float" office:value="3101.65" calcext:value-type="float">
            <text:p>3101.65</text:p>
          </table:table-cell>
          <table:table-cell table:formula="of:=(MAX([.B12];[.B28];[.B44]) - MIN([.B12];[.B28];[.B44]) )/2" office:value-type="float" office:value="85.2649999999999" calcext:value-type="float">
            <text:p>85.2649999999999</text:p>
          </table:table-cell>
          <table:table-cell table:formula="of:=ROUND(([.C12]+[.C28]+[.C44])/3;2)" office:value-type="float" office:value="11.09" calcext:value-type="float">
            <text:p>11.09</text:p>
          </table:table-cell>
          <table:table-cell table:formula="of:=(MAX([.C12];[.C28];[.C44]) - MIN([.C12];[.C28];[.C44]) )/2" office:value-type="float" office:value="0.315" calcext:value-type="float">
            <text:p>0.315</text:p>
          </table:table-cell>
          <table:table-cell table:style-name="ce2" table:formula="of:=ROUND(([.G12]+[.G28]+[.G44])/3;2)" office:value-type="float" office:value="99.54" calcext:value-type="float">
            <text:p>99.54</text:p>
          </table:table-cell>
          <table:table-cell table:style-name="ce2" table:formula="of:=ROUND((MAX([.G12];[.G28];[.G44]) -  MIN([.G12];[.G28];[.G44])  )/2;2)" office:value-type="float" office:value="5.11" calcext:value-type="float">
            <text:p>5.11</text:p>
          </table:table-cell>
          <table:table-cell table:formula="of:=ROUND(([.E12]+[.E28]+[.E44])/3;2)" office:value-type="float" office:value="3129.33" calcext:value-type="float">
            <text:p>3129.33</text:p>
          </table:table-cell>
          <table:table-cell table:formula="of:=(MAX([.E12];[.E28];[.E44]) - MIN([.E12];[.E28];[.E44]) )/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<text:s/>1:27.23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87.23" calcext:value-type="float">
            <text:p>87.23</text:p>
          </table:table-cell>
          <table:table-cell office:value-type="float" office:value="36" calcext:value-type="float">
            <text:p>36</text:p>
          </table:table-cell>
          <table:table-cell table:formula="of:=ROUND(([.B13]+[.B29]+[.B45])/3;2)" office:value-type="float" office:value="3076.84" calcext:value-type="float">
            <text:p>3076.84</text:p>
          </table:table-cell>
          <table:table-cell table:formula="of:=(MAX([.B13];[.B29];[.B45]) - MIN([.B13];[.B29];[.B45]) )/2" office:value-type="float" office:value="22.5949999999998" calcext:value-type="float">
            <text:p>22.5949999999998</text:p>
          </table:table-cell>
          <table:table-cell table:formula="of:=ROUND(([.C13]+[.C29]+[.C45])/3;2)" office:value-type="float" office:value="13.58" calcext:value-type="float">
            <text:p>13.58</text:p>
          </table:table-cell>
          <table:table-cell table:formula="of:=(MAX([.C13];[.C29];[.C45]) - MIN([.C13];[.C29];[.C45]) )/2" office:value-type="float" office:value="0.295" calcext:value-type="float">
            <text:p>0.295</text:p>
          </table:table-cell>
          <table:table-cell table:style-name="ce2" table:formula="of:=ROUND(([.G13]+[.G29]+[.G45])/3;2)" office:value-type="float" office:value="86.51" calcext:value-type="float">
            <text:p>86.51</text:p>
          </table:table-cell>
          <table:table-cell table:style-name="ce2" table:formula="of:=ROUND((MAX([.G13];[.G29];[.G45]) -  MIN([.G13];[.G29];[.G45])  )/2;2)" office:value-type="float" office:value="0.59" calcext:value-type="float">
            <text:p>0.59</text:p>
          </table:table-cell>
          <table:table-cell table:formula="of:=ROUND(([.E13]+[.E29]+[.E45])/3;2)" office:value-type="float" office:value="3572" calcext:value-type="float">
            <text:p>3572</text:p>
          </table:table-cell>
          <table:table-cell table:formula="of:=(MAX([.E13];[.E29];[.E45]) - MIN([.E13];[.E29];[.E45]) )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24.74" calcext:value-type="float">
            <text:p>3124.74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<text:s/>1:20.10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80.1" calcext:value-type="float">
            <text:p>80.1</text:p>
          </table:table-cell>
          <table:table-cell office:value-type="float" office:value="40" calcext:value-type="float">
            <text:p>40</text:p>
          </table:table-cell>
          <table:table-cell table:formula="of:=ROUND(([.B14]+[.B30]+[.B46])/3;2)" office:value-type="float" office:value="3137.18" calcext:value-type="float">
            <text:p>3137.18</text:p>
          </table:table-cell>
          <table:table-cell table:formula="of:=(MAX([.B14];[.B30];[.B46]) - MIN([.B14];[.B30];[.B46]) )/2" office:value-type="float" office:value="39.4649999999999" calcext:value-type="float">
            <text:p>39.4649999999999</text:p>
          </table:table-cell>
          <table:table-cell table:formula="of:=ROUND(([.C14]+[.C30]+[.C46])/3;2)" office:value-type="float" office:value="15.86" calcext:value-type="float">
            <text:p>15.86</text:p>
          </table:table-cell>
          <table:table-cell table:formula="of:=(MAX([.C14];[.C30];[.C46]) - MIN([.C14];[.C30];[.C46]) )/2" office:value-type="float" office:value="0.550000000000001" calcext:value-type="float">
            <text:p>0.550000000000001</text:p>
          </table:table-cell>
          <table:table-cell table:style-name="ce2" table:formula="of:=ROUND(([.G14]+[.G30]+[.G46])/3;2)" office:value-type="float" office:value="80.07" calcext:value-type="float">
            <text:p>80.07</text:p>
          </table:table-cell>
          <table:table-cell table:style-name="ce2" table:formula="of:=ROUND((MAX([.G14];[.G30];[.G46]) -  MIN([.G14];[.G30];[.G46])  )/2;2)" office:value-type="float" office:value="0.69" calcext:value-type="float">
            <text:p>0.69</text:p>
          </table:table-cell>
          <table:table-cell table:formula="of:=ROUND(([.E14]+[.E30]+[.E46])/3;2)" office:value-type="float" office:value="3937.67" calcext:value-type="float">
            <text:p>3937.67</text:p>
          </table:table-cell>
          <table:table-cell table:formula="of:=(MAX([.E14];[.E30];[.E46]) - MIN([.E14];[.E30];[.E46]) )/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134.92" calcext:value-type="float">
            <text:p>3134.92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<text:s/>1:12.46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72.46" calcext:value-type="float">
            <text:p>72.46</text:p>
          </table:table-cell>
          <table:table-cell office:value-type="float" office:value="44" calcext:value-type="float">
            <text:p>44</text:p>
          </table:table-cell>
          <table:table-cell table:formula="of:=ROUND(([.B15]+[.B31]+[.B47])/3;2)" office:value-type="float" office:value="3162.3" calcext:value-type="float">
            <text:p>3162.3</text:p>
          </table:table-cell>
          <table:table-cell table:formula="of:=(MAX([.B15];[.B31];[.B47]) - MIN([.B15];[.B31];[.B47]) )/2" office:value-type="float" office:value="26.865" calcext:value-type="float">
            <text:p>26.865</text:p>
          </table:table-cell>
          <table:table-cell table:formula="of:=ROUND(([.C15]+[.C31]+[.C47])/3;2)" office:value-type="float" office:value="19.51" calcext:value-type="float">
            <text:p>19.51</text:p>
          </table:table-cell>
          <table:table-cell table:formula="of:=(MAX([.C15];[.C31];[.C47]) - MIN([.C15];[.C31];[.C47]) )/2" office:value-type="float" office:value="1.12" calcext:value-type="float">
            <text:p>1.12</text:p>
          </table:table-cell>
          <table:table-cell table:style-name="ce2" table:formula="of:=ROUND(([.G15]+[.G31]+[.G47])/3;2)" office:value-type="float" office:value="73.22" calcext:value-type="float">
            <text:p>73.22</text:p>
          </table:table-cell>
          <table:table-cell table:style-name="ce2" table:formula="of:=ROUND((MAX([.G15];[.G31];[.G47]) -  MIN([.G15];[.G31];[.G47])  )/2;2)" office:value-type="float" office:value="0.72" calcext:value-type="float">
            <text:p>0.72</text:p>
          </table:table-cell>
          <table:table-cell table:formula="of:=ROUND(([.E15]+[.E31]+[.E47])/3;2)" office:value-type="float" office:value="4344.67" calcext:value-type="float">
            <text:p>4344.67</text:p>
          </table:table-cell>
          <table:table-cell table:formula="of:=(MAX([.E15];[.E31];[.E47]) - MIN([.E15];[.E31];[.E47]) )/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201.78" calcext:value-type="float">
            <text:p>3201.78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<text:s/>1:08.34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<text:s/></text:p>
          </table:table-cell>
          <table:table-cell table:formula="of:=[.D16]*86400" office:value-type="float" office:value="68.34" calcext:value-type="float">
            <text:p>68.34</text:p>
          </table:table-cell>
          <table:table-cell office:value-type="float" office:value="48" calcext:value-type="float">
            <text:p>48</text:p>
          </table:table-cell>
          <table:table-cell table:formula="of:=ROUND(([.B16]+[.B32]+[.B48])/3;2)" office:value-type="float" office:value="3236.78" calcext:value-type="float">
            <text:p>3236.78</text:p>
          </table:table-cell>
          <table:table-cell table:formula="of:=(MAX([.B16];[.B32];[.B48]) - MIN([.B16];[.B32];[.B48]) )/2" office:value-type="float" office:value="107.005" calcext:value-type="float">
            <text:p>107.005</text:p>
          </table:table-cell>
          <table:table-cell table:formula="of:=ROUND(([.C16]+[.C32]+[.C48])/3;2)" office:value-type="float" office:value="21.97" calcext:value-type="float">
            <text:p>21.97</text:p>
          </table:table-cell>
          <table:table-cell table:formula="of:=(MAX([.C16];[.C32];[.C48]) - MIN([.C16];[.C32];[.C48]) )/2" office:value-type="float" office:value="0.594999999999999" calcext:value-type="float">
            <text:p>0.594999999999999</text:p>
          </table:table-cell>
          <table:table-cell table:style-name="ce2" table:formula="of:=ROUND(([.G16]+[.G32]+[.G48])/3;2)" office:value-type="float" office:value="70.16" calcext:value-type="float">
            <text:p>70.16</text:p>
          </table:table-cell>
          <table:table-cell table:style-name="ce2" table:formula="of:=ROUND((MAX([.G16];[.G32];[.G48]) -  MIN([.G16];[.G32];[.G48])  )/2;2)" office:value-type="float" office:value="4.05" calcext:value-type="float">
            <text:p>4.05</text:p>
          </table:table-cell>
          <table:table-cell table:formula="of:=ROUND(([.E16]+[.E32]+[.E48])/3;2)" office:value-type="float" office:value="4649" calcext:value-type="float">
            <text:p>4649</text:p>
          </table:table-cell>
          <table:table-cell table:formula="of:=(MAX([.E16];[.E32];[.E48]) - MIN([.E16];[.E32];[.E48]) )/2" office:value-type="float" office:value="111.5" calcext:value-type="float">
            <text:p>111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5.42" calcext:value-type="float">
            <text:p>2625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:45.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625.66" calcext:value-type="float">
            <text:p>2625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29.1" calcext:value-type="float">
            <text:p>2629.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43:49.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629.57" calcext:value-type="float">
            <text:p>2629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36.4" calcext:value-type="float">
            <text:p>2636.4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<text:s/>10:59.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659.11" calcext:value-type="float">
            <text:p>659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3.34" calcext:value-type="float">
            <text:p>2643.34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<text:s/>5:30.7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330.79" calcext:value-type="float">
            <text:p>330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62.52" calcext:value-type="float">
            <text:p>2662.52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<text:s/>3:42.7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22.75" calcext:value-type="float">
            <text:p>222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94.1" calcext:value-type="float">
            <text:p>2694.1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<text:s/>2:48.89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168.89" calcext:value-type="float">
            <text:p>168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27.74" calcext:value-type="float">
            <text:p>2827.74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2:21.88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141.88" calcext:value-type="float">
            <text:p>14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752.36" calcext:value-type="float">
            <text:p>2752.36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<text:s/>1:55.33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115.33" calcext:value-type="float">
            <text:p>115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2960.78" calcext:value-type="float">
            <text:p>2960.78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<text:s/>1:47.92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107.92" calcext:value-type="float">
            <text:p>107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32.34" calcext:value-type="float">
            <text:p>3032.34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1:35.65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95.65" calcext:value-type="float">
            <text:p>9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064.73" calcext:value-type="float">
            <text:p>3064.73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<text:s/>1:26.23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86.23" calcext:value-type="float">
            <text:p>86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82.87" calcext:value-type="float">
            <text:p>3182.87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<text:s/>1:20.74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80.74" calcext:value-type="float">
            <text:p>8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188.65" calcext:value-type="float">
            <text:p>3188.65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<text:s/>1:13.90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<text:s/></text:p>
          </table:table-cell>
          <table:table-cell table:formula="of:=[.D31]*86400" office:value-type="float" office:value="73.9" calcext:value-type="float">
            <text:p>73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361.29" calcext:value-type="float">
            <text:p>3361.29</text:p>
          </table:table-cell>
          <table:table-cell office:value-type="float" office:value="22.61" calcext:value-type="float">
            <text:p>22.61</text:p>
          </table:table-cell>
          <table:table-cell office:value-type="string" calcext:value-type="string">
            <text:p><text:s/>1:15.12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<text:s/></text:p>
          </table:table-cell>
          <table:table-cell table:formula="of:=[.D32]*86400" office:value-type="float" office:value="75.12" calcext:value-type="float">
            <text:p>75.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5.33" calcext:value-type="float">
            <text:p>2625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:45.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25.58" calcext:value-type="float">
            <text:p>2625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0.55" calcext:value-type="float">
            <text:p>2630.55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<text:s/>43:49.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629.72" calcext:value-type="float">
            <text:p>2629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49.49" calcext:value-type="float">
            <text:p>2649.4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/>11:02.8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662.87" calcext:value-type="float">
            <text:p>662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7.35" calcext:value-type="float">
            <text:p>2647.35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<text:s/>5:31.1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331.18" calcext:value-type="float">
            <text:p>33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75.92" calcext:value-type="float">
            <text:p>2675.92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s/>3:45.09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25.09" calcext:value-type="float">
            <text:p>225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94.48" calcext:value-type="float">
            <text:p>2694.48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<text:s/>2:51.14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171.14" calcext:value-type="float">
            <text:p>171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19.91" calcext:value-type="float">
            <text:p>2819.91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<text:s/>2:21.7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141.72" calcext:value-type="float">
            <text:p>141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911.47" calcext:value-type="float">
            <text:p>2911.47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<text:s/>2:04.66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124.66" calcext:value-type="float">
            <text:p>124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042.07" calcext:value-type="float">
            <text:p>3042.07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<text:s/>1:52.40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112.4" calcext:value-type="float">
            <text:p>112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202.87" calcext:value-type="float">
            <text:p>3202.87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1:45.87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105.87" calcext:value-type="float">
            <text:p>105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060.3" calcext:value-type="float">
            <text:p>3060.3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<text:s/>1:26.06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86.06" calcext:value-type="float">
            <text:p>86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03.94" calcext:value-type="float">
            <text:p>3103.94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<text:s/>1:19.36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<text:s/></text:p>
          </table:table-cell>
          <table:table-cell table:formula="of:=[.D46]*86400" office:value-type="float" office:value="79.36" calcext:value-type="float">
            <text:p>79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163.32" calcext:value-type="float">
            <text:p>3163.32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<text:s/>1:13.29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<text:s/></text:p>
          </table:table-cell>
          <table:table-cell table:formula="of:=[.D47]*86400" office:value-type="float" office:value="73.29" calcext:value-type="float">
            <text:p>73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147.28" calcext:value-type="float">
            <text:p>3147.28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<text:s/>1:07.03</text:p>
          </table:table-cell>
          <table:table-cell office:value-type="float" office:value="4727" calcext:value-type="float">
            <text:p>4727</text:p>
          </table:table-cell>
          <table:table-cell office:value-type="string" calcext:value-type="string">
            <text:p><text:s/></text:p>
          </table:table-cell>
          <table:table-cell table:formula="of:=[.D48]*86400" office:value-type="float" office:value="67.03" calcext:value-type="float">
            <text:p>67.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0:52:29.143435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2T20:53:50.829525342</dc:date>
    <meta:editing-duration>PT1M58S</meta:editing-duration>
    <meta:editing-cycles>2</meta:editing-cycles>
    <meta:generator>LibreOffice/7.0.2.2$Linux_X86_64 LibreOffice_project/00$Build-2</meta:generator>
    <meta:document-statistic meta:table-count="1" meta:cell-count="428" meta:object-count="0"/>
  </office:meta>
</office:document-meta>
</file>